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F" svg:font-family="F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Noto Sans Devanagari" svg:font-family="Noto Sans Devanagari" style:font-family-generic="swiss" style:font-pitch="variable" svg:panose-1="2 11 5 2 4 5 4 2 2 4"/>
    <style:font-face style:name="Aptos Display" svg:font-family="Aptos Display" style:font-family-generic="swiss" style:font-pitch="variable" svg:panose-1="2 11 0 4 2 2 2 2 2 4"/>
    <style:font-face style:name="Andale Mono" svg:font-family="Andale Mono" style:font-family-generic="modern" style:font-pitch="fixed" svg:panose-1="2 11 5 9 0 0 0 0 0 4"/>
    <style:font-face style:name="Helvetica" svg:font-family="Helvetica" style:font-family-generic="system" style:font-pitch="variable" svg:panose-1="0 0 0 0 0 0 0 0 0 0"/>
    <style:font-face style:name="OpenSymbol" style:font-charset="x-symbol" svg:font-family="OpenSymbol" style:font-family-generic="system" svg:panose-1="2 11 6 4 2 2 2 2 2 4"/>
  </office:font-face-decls>
  <office:automatic-styles>
    <text:list-style style:name="LFO1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Заголовок1" style:master-page-name="MP0" style:family="paragraph">
      <style:paragraph-properties fo:break-before="page"/>
      <style:text-properties style:language-asian="ru" style:country-asian="RU"/>
    </style:style>
    <style:style style:name="T2" style:parent-style-name="Основнойшрифтабзаца" style:family="text">
      <style:text-properties fo:language="en" fo:country="US"/>
    </style:style>
    <style:style style:name="T3" style:parent-style-name="Основнойшрифтабзаца" style:family="text">
      <style:text-properties fo:language="en" fo:country="US"/>
    </style:style>
    <style:style style:name="T4" style:parent-style-name="Основнойшрифтабзаца" style:family="text">
      <style:text-properties fo:language="ru" fo:country="RU"/>
    </style:style>
    <style:style style:name="T5" style:parent-style-name="Основнойшрифтабзаца" style:family="text">
      <style:text-properties fo:language="ru" fo:country="RU"/>
    </style:style>
    <style:style style:name="T6" style:parent-style-name="Основнойшрифтабзаца" style:family="text">
      <style:text-properties fo:language="ru" fo:country="RU"/>
    </style:style>
    <style:style style:name="T7" style:parent-style-name="Основнойшрифтабзаца" style:family="text">
      <style:text-properties fo:language="ru" fo:country="RU"/>
    </style:style>
    <style:style style:name="T8" style:parent-style-name="Основнойшрифтабзаца" style:family="text">
      <style:text-properties fo:language="ru" fo:country="RU"/>
    </style:style>
    <style:style style:name="T9" style:parent-style-name="Основнойшрифтабзаца" style:family="text">
      <style:text-properties fo:language="ru" fo:country="RU"/>
    </style:style>
    <style:style style:name="T10" style:parent-style-name="Основнойшрифтабзаца" style:family="text">
      <style:text-properties fo:language="ru" fo:country="RU"/>
    </style:style>
    <style:style style:name="T11" style:parent-style-name="Основнойшрифтабзаца" style:family="text">
      <style:text-properties fo:language="ru" fo:country="RU"/>
    </style:style>
    <style:style style:name="T12" style:parent-style-name="Основнойшрифтабзаца" style:family="text">
      <style:text-properties fo:language="ru" fo:country="RU"/>
    </style:style>
    <style:style style:name="T13" style:parent-style-name="Основнойшрифтабзаца" style:family="text">
      <style:text-properties fo:language="ru" fo:country="RU"/>
    </style:style>
    <style:style style:name="T14" style:parent-style-name="Основнойшрифтабзаца" style:family="text">
      <style:text-properties fo:language="ru" fo:country="RU"/>
    </style:style>
    <style:style style:name="T15" style:parent-style-name="Основнойшрифтабзаца" style:family="text">
      <style:text-properties fo:language="ru" fo:country="RU"/>
    </style:style>
    <style:style style:name="T16" style:parent-style-name="Основнойшрифтабзаца" style:family="text">
      <style:text-properties fo:language="ru" fo:country="RU"/>
    </style:style>
    <style:style style:name="T17" style:parent-style-name="Основнойшрифтабзаца" style:family="text">
      <style:text-properties fo:language="ru" fo:country="RU"/>
    </style:style>
    <style:style style:name="T18" style:parent-style-name="Основнойшрифтабзаца" style:family="text">
      <style:text-properties fo:language="en" fo:country="US"/>
    </style:style>
    <style:style style:name="T19" style:parent-style-name="Основнойшрифтабзаца" style:family="text">
      <style:text-properties fo:language="en" fo:country="US"/>
    </style:style>
    <style:style style:name="T20" style:parent-style-name="Основнойшрифтабзаца" style:family="text">
      <style:text-properties fo:language="ru" fo:country="RU"/>
    </style:style>
    <style:style style:name="T21" style:parent-style-name="Основнойшрифтабзаца" style:family="text">
      <style:text-properties fo:language="ru" fo:country="RU"/>
    </style:style>
    <style:style style:name="T22" style:parent-style-name="Основнойшрифтабзаца" style:family="text">
      <style:text-properties fo:language="ru" fo:country="RU"/>
    </style:style>
    <style:style style:name="T23" style:parent-style-name="Основнойшрифтабзаца" style:family="text">
      <style:text-properties fo:language="ru" fo:country="RU"/>
    </style:style>
    <style:style style:name="T24" style:parent-style-name="Основнойшрифтабзаца" style:family="text">
      <style:text-properties fo:language="ru" fo:country="RU"/>
    </style:style>
    <style:style style:name="T25" style:parent-style-name="Основнойшрифтабзаца" style:family="text">
      <style:text-properties fo:language="ru" fo:country="RU"/>
    </style:style>
    <style:style style:name="T26" style:parent-style-name="Основнойшрифтабзаца" style:family="text">
      <style:text-properties fo:language="ru" fo:country="RU"/>
    </style:style>
    <style:style style:name="T27" style:parent-style-name="Основнойшрифтабзаца" style:family="text">
      <style:text-properties fo:language="ru" fo:country="RU"/>
    </style:style>
    <style:style style:name="T28" style:parent-style-name="Основнойшрифтабзаца" style:family="text">
      <style:text-properties fo:language="ru" fo:country="RU"/>
    </style:style>
    <style:style style:name="T29" style:parent-style-name="Основнойшрифтабзаца" style:family="text">
      <style:text-properties fo:language="ru" fo:country="RU"/>
    </style:style>
    <style:style style:name="T30" style:parent-style-name="Основнойшрифтабзаца" style:family="text">
      <style:text-properties fo:language="ru" fo:country="RU"/>
    </style:style>
    <style:style style:name="T31" style:parent-style-name="Основнойшрифтабзаца" style:family="text">
      <style:text-properties fo:language="ru" fo:country="RU"/>
    </style:style>
    <style:style style:name="T32" style:parent-style-name="Основнойшрифтабзаца" style:family="text">
      <style:text-properties fo:language="ru" fo:country="RU"/>
    </style:style>
    <style:style style:name="T33" style:parent-style-name="Основнойшрифтабзаца" style:family="text">
      <style:text-properties fo:language="ru" fo:country="RU"/>
    </style:style>
    <style:style style:name="T34" style:parent-style-name="Основнойшрифтабзаца" style:family="text">
      <style:text-properties fo:language="ru" fo:country="RU"/>
    </style:style>
    <style:style style:name="T35" style:parent-style-name="Основнойшрифтабзаца" style:family="text">
      <style:text-properties fo:language="ru" fo:country="RU"/>
    </style:style>
    <style:style style:name="T36" style:parent-style-name="Основнойшрифтабзаца" style:family="text">
      <style:text-properties fo:language="ru" fo:country="RU"/>
    </style:style>
    <style:style style:name="T37" style:parent-style-name="Основнойшрифтабзаца" style:family="text">
      <style:text-properties fo:language="ru" fo:country="RU"/>
    </style:style>
    <style:style style:name="T38" style:parent-style-name="Основнойшрифтабзаца" style:family="text">
      <style:text-properties fo:language="ru" fo:country="RU"/>
    </style:style>
    <style:style style:name="T39" style:parent-style-name="Основнойшрифтабзаца" style:family="text">
      <style:text-properties fo:language="ru" fo:country="RU"/>
    </style:style>
    <style:style style:name="T40" style:parent-style-name="Основнойшрифтабзаца" style:family="text">
      <style:text-properties fo:language="ru" fo:country="RU"/>
    </style:style>
    <style:style style:name="T41" style:parent-style-name="Основнойшрифтабзаца" style:family="text">
      <style:text-properties fo:language="ru" fo:country="RU"/>
    </style:style>
    <style:style style:name="T42" style:parent-style-name="Основнойшрифтабзаца" style:family="text">
      <style:text-properties fo:language="ru" fo:country="RU"/>
    </style:style>
    <style:style style:name="T43" style:parent-style-name="Основнойшрифтабзаца" style:family="text">
      <style:text-properties fo:language="en" fo:country="US"/>
    </style:style>
    <style:style style:name="T44" style:parent-style-name="Основнойшрифтабзаца" style:family="text">
      <style:text-properties fo:language="en" fo:country="US"/>
    </style:style>
    <style:style style:name="T45" style:parent-style-name="Основнойшрифтабзаца" style:family="text">
      <style:text-properties fo:language="en" fo:country="US"/>
    </style:style>
    <style:style style:name="T46" style:parent-style-name="Основнойшрифтабзаца" style:family="text">
      <style:text-properties fo:language="en" fo:country="US"/>
    </style:style>
    <style:style style:name="T47" style:parent-style-name="Основнойшрифтабзаца" style:family="text">
      <style:text-properties fo:language="en" fo:country="US"/>
    </style:style>
    <style:style style:name="T48" style:parent-style-name="Основнойшрифтабзаца" style:family="text">
      <style:text-properties fo:language="en" fo:country="US"/>
    </style:style>
    <style:style style:name="T49" style:parent-style-name="Основнойшрифтабзаца" style:family="text">
      <style:text-properties fo:language="en" fo:country="US"/>
    </style:style>
    <style:style style:name="P50" style:parent-style-name="Standard" style:list-style-name="LFO17" style:family="paragraph"/>
    <style:style style:name="T51" style:parent-style-name="Основнойшрифтабзаца" style:family="text">
      <style:text-properties fo:language="en" fo:country="US"/>
    </style:style>
    <style:style style:name="T52" style:parent-style-name="Основнойшрифтабзаца" style:family="text">
      <style:text-properties fo:language="en" fo:country="US"/>
    </style:style>
    <style:style style:name="T53" style:parent-style-name="Основнойшрифтабзаца" style:family="text">
      <style:text-properties fo:language="en" fo:country="US"/>
    </style:style>
    <style:style style:name="T54" style:parent-style-name="Основнойшрифтабзаца" style:family="text">
      <style:text-properties fo:language="en" fo:country="US"/>
    </style:style>
    <style:style style:name="T55" style:parent-style-name="Основнойшрифтабзаца" style:family="text">
      <style:text-properties fo:language="en" fo:country="US"/>
    </style:style>
    <style:style style:name="T56" style:parent-style-name="Основнойшрифтабзаца" style:family="text">
      <style:text-properties fo:language="en" fo:country="US"/>
    </style:style>
    <style:style style:name="P57" style:parent-style-name="Standard" style:list-style-name="LFO17" style:family="paragraph"/>
    <style:style style:name="T58" style:parent-style-name="Основнойшрифтабзаца" style:family="text">
      <style:text-properties fo:language="en" fo:country="US"/>
    </style:style>
    <style:style style:name="T59" style:parent-style-name="Основнойшрифтабзаца" style:family="text">
      <style:text-properties fo:language="en" fo:country="US"/>
    </style:style>
    <style:style style:name="T60" style:parent-style-name="Основнойшрифтабзаца" style:family="text">
      <style:text-properties fo:language="en" fo:country="US"/>
    </style:style>
    <style:style style:name="P61" style:parent-style-name="Standard" style:list-style-name="LFO17" style:family="paragraph"/>
    <style:style style:name="T62" style:parent-style-name="Основнойшрифтабзаца" style:family="text">
      <style:text-properties fo:language="en" fo:country="US"/>
    </style:style>
    <style:style style:name="T63" style:parent-style-name="Основнойшрифтабзаца" style:family="text">
      <style:text-properties fo:language="en" fo:country="US"/>
    </style:style>
    <style:style style:name="T64" style:parent-style-name="Основнойшрифтабзаца" style:family="text">
      <style:text-properties fo:language="en" fo:country="US"/>
    </style:style>
    <style:style style:name="T65" style:parent-style-name="Основнойшрифтабзаца" style:family="text">
      <style:text-properties fo:language="en" fo:country="US"/>
    </style:style>
    <style:style style:name="P66" style:parent-style-name="Standard" style:list-style-name="LFO17" style:family="paragraph"/>
    <style:style style:name="T67" style:parent-style-name="Основнойшрифтабзаца" style:family="text">
      <style:text-properties fo:language="en" fo:country="US"/>
    </style:style>
    <style:style style:name="T68" style:parent-style-name="Основнойшрифтабзаца" style:family="text">
      <style:text-properties fo:language="en" fo:country="US"/>
    </style:style>
    <style:style style:name="T69" style:parent-style-name="Основнойшрифтабзаца" style:family="text">
      <style:text-properties fo:language="en" fo:country="US"/>
    </style:style>
    <style:style style:name="T70" style:parent-style-name="Основнойшрифтабзаца" style:family="text">
      <style:text-properties fo:language="en" fo:country="US"/>
    </style:style>
    <style:style style:name="T71" style:parent-style-name="Основнойшрифтабзаца" style:family="text">
      <style:text-properties fo:language="en" fo:country="US"/>
    </style:style>
    <style:style style:name="P72" style:parent-style-name="Standard" style:list-style-name="LFO17" style:family="paragraph"/>
    <style:style style:name="T73" style:parent-style-name="Основнойшрифтабзаца" style:family="text">
      <style:text-properties fo:language="en" fo:country="US"/>
    </style:style>
    <style:style style:name="T74" style:parent-style-name="Основнойшрифтабзаца" style:family="text">
      <style:text-properties fo:language="en" fo:country="US"/>
    </style:style>
    <style:style style:name="P75" style:parent-style-name="Standard" style:list-style-name="LFO17" style:family="paragraph"/>
    <style:style style:name="T76" style:parent-style-name="Основнойшрифтабзаца" style:family="text">
      <style:text-properties fo:language="en" fo:country="US"/>
    </style:style>
    <style:style style:name="P77" style:parent-style-name="Standard" style:list-style-name="LFO17" style:family="paragraph"/>
    <style:style style:name="T78" style:parent-style-name="Основнойшрифтабзаца" style:family="text">
      <style:text-properties fo:language="en" fo:country="US"/>
    </style:style>
    <style:style style:name="T79" style:parent-style-name="Основнойшрифтабзаца" style:family="text">
      <style:text-properties fo:language="en" fo:country="US"/>
    </style:style>
    <style:style style:name="T80" style:parent-style-name="Основнойшрифтабзаца" style:family="text">
      <style:text-properties fo:language="en" fo:country="US"/>
    </style:style>
    <style:style style:name="T81" style:parent-style-name="Основнойшрифтабзаца" style:family="text">
      <style:text-properties fo:language="en" fo:country="US"/>
    </style:style>
    <style:style style:name="T82" style:parent-style-name="Основнойшрифтабзаца" style:family="text">
      <style:text-properties fo:language="en" fo:country="US"/>
    </style:style>
    <style:style style:name="T83" style:parent-style-name="Основнойшрифтабзаца" style:family="text">
      <style:text-properties fo:language="en" fo:country="US"/>
    </style:style>
    <style:style style:name="P84" style:parent-style-name="Standard" style:list-style-name="LFO17" style:family="paragraph"/>
    <style:style style:name="T85" style:parent-style-name="Основнойшрифтабзаца" style:family="text">
      <style:text-properties fo:language="en" fo:country="US"/>
    </style:style>
    <style:style style:name="T86" style:parent-style-name="Основнойшрифтабзаца" style:family="text">
      <style:text-properties fo:language="en" fo:country="US"/>
    </style:style>
    <style:style style:name="T87" style:parent-style-name="Основнойшрифтабзаца" style:family="text">
      <style:text-properties fo:language="en" fo:country="US"/>
    </style:style>
    <style:style style:name="T88" style:parent-style-name="Основнойшрифтабзаца" style:family="text">
      <style:text-properties fo:language="en" fo:country="US"/>
    </style:style>
    <style:style style:name="T89" style:parent-style-name="Основнойшрифтабзаца" style:family="text">
      <style:text-properties fo:language="en" fo:country="US"/>
    </style:style>
    <style:style style:name="T90" style:parent-style-name="Основнойшрифтабзаца" style:family="text">
      <style:text-properties fo:language="en" fo:country="US"/>
    </style:style>
    <style:style style:name="P91" style:parent-style-name="Standard" style:list-style-name="LFO17" style:family="paragraph"/>
    <style:style style:name="T92" style:parent-style-name="Основнойшрифтабзаца" style:family="text">
      <style:text-properties fo:language="en" fo:country="US"/>
    </style:style>
    <style:style style:name="T93" style:parent-style-name="Основнойшрифтабзаца" style:family="text">
      <style:text-properties fo:language="en" fo:country="US"/>
    </style:style>
    <style:style style:name="T94" style:parent-style-name="Основнойшрифтабзаца" style:family="text">
      <style:text-properties fo:language="en" fo:country="US"/>
    </style:style>
    <style:style style:name="T95" style:parent-style-name="Основнойшрифтабзаца" style:family="text">
      <style:text-properties fo:language="en" fo:country="US"/>
    </style:style>
    <style:style style:name="T96" style:parent-style-name="Основнойшрифтабзаца" style:family="text">
      <style:text-properties fo:language="en" fo:country="US"/>
    </style:style>
    <style:style style:name="P97" style:parent-style-name="Standard" style:list-style-name="LFO17" style:family="paragraph"/>
    <style:style style:name="T98" style:parent-style-name="Основнойшрифтабзаца" style:family="text">
      <style:text-properties fo:language="en" fo:country="US"/>
    </style:style>
    <style:style style:name="T99" style:parent-style-name="Основнойшрифтабзаца" style:family="text">
      <style:text-properties fo:language="en" fo:country="US"/>
    </style:style>
    <style:style style:name="T100" style:parent-style-name="Основнойшрифтабзаца" style:family="text">
      <style:text-properties fo:language="en" fo:country="US"/>
    </style:style>
    <style:style style:name="P101" style:parent-style-name="Standard" style:list-style-name="LFO17" style:family="paragraph"/>
    <style:style style:name="P102" style:parent-style-name="Standard" style:list-style-name="LFO17" style:family="paragraph"/>
    <style:style style:name="P103" style:parent-style-name="Standard" style:list-style-name="LFO17" style:family="paragraph"/>
    <style:style style:name="T104" style:parent-style-name="Основнойшрифтабзаца" style:family="text">
      <style:text-properties fo:language="en" fo:country="US"/>
    </style:style>
    <style:style style:name="T105" style:parent-style-name="Основнойшрифтабзаца" style:family="text">
      <style:text-properties fo:language="en" fo:country="US"/>
    </style:style>
    <style:style style:name="T106" style:parent-style-name="Основнойшрифтабзаца" style:family="text">
      <style:text-properties fo:language="en" fo:country="US"/>
    </style:style>
    <style:style style:name="P107" style:parent-style-name="Заголовок3" style:family="paragraph">
      <style:text-properties fo:language="en" fo:country="US"/>
    </style:style>
    <style:style style:name="TableColumn109" style:family="table-column">
      <style:table-column-properties style:column-width="3.343in"/>
    </style:style>
    <style:style style:name="TableColumn110" style:family="table-column">
      <style:table-column-properties style:column-width="3.343in"/>
    </style:style>
    <style:style style:name="Table108" style:family="table">
      <style:table-properties style:width="6.6861in" fo:margin-left="0in" table:align="left"/>
    </style:style>
    <style:style style:name="TableRow111" style:family="table-row">
      <style:table-row-properties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14" style:family="table-row">
      <style:table-row-properties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T116" style:parent-style-name="Основнойшрифтабзаца" style:family="text">
      <style:text-properties fo:language="en" fo:country="US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Standard" style:family="paragraph">
      <style:text-properties fo:language="en" fo:country="US"/>
    </style:style>
    <style:style style:name="TableRow119" style:family="table-row">
      <style:table-row-properties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Standard" style:family="paragraph">
      <style:text-properties fo:language="en" fo:country="US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Standard" style:family="paragraph">
      <style:text-properties fo:language="en" fo:country="US"/>
    </style:style>
    <style:style style:name="TableRow124" style:family="table-row">
      <style:table-row-properties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Standard" style:family="paragraph">
      <style:text-properties fo:language="en" fo:country="US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Standard" style:family="paragraph">
      <style:text-properties fo:language="en" fo:country="US"/>
    </style:style>
    <style:style style:name="TableRow129" style:family="table-row">
      <style:table-row-properties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Standard" style:family="paragraph">
      <style:text-properties fo:language="en" fo:country="US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Standard" style:family="paragraph">
      <style:text-properties fo:language="en" fo:country="US"/>
    </style:style>
    <style:style style:name="TableRow134" style:family="table-row">
      <style:table-row-properties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T136" style:parent-style-name="Основнойшрифтабзаца" style:family="text">
      <style:text-properties fo:language="en" fo:country="US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Standard" style:family="paragraph">
      <style:text-properties fo:language="en" fo:country="US"/>
    </style:style>
    <style:style style:name="TableRow139" style:family="table-row">
      <style:table-row-properties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Standard" style:family="paragraph">
      <style:text-properties fo:language="en" fo:country="US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Standard" style:family="paragraph">
      <style:text-properties fo:language="en" fo:country="US"/>
    </style:style>
    <style:style style:name="TableRow144" style:family="table-row">
      <style:table-row-properties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Standard" style:family="paragraph">
      <style:text-properties fo:language="en" fo:country="US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Standard" style:family="paragraph">
      <style:text-properties fo:language="en" fo:country="US"/>
    </style:style>
    <style:style style:name="TableRow149" style:family="table-row">
      <style:table-row-properties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Standard" style:family="paragraph">
      <style:text-properties fo:language="en" fo:country="US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Standard" style:family="paragraph">
      <style:text-properties fo:language="en" fo:country="US"/>
    </style:style>
    <style:style style:name="P154" style:parent-style-name="Заголовок3" style:family="paragraph">
      <style:text-properties fo:language="en" fo:country="US"/>
    </style:style>
    <style:style style:name="TableColumn156" style:family="table-column">
      <style:table-column-properties style:column-width="3.343in"/>
    </style:style>
    <style:style style:name="TableColumn157" style:family="table-column">
      <style:table-column-properties style:column-width="3.343in"/>
    </style:style>
    <style:style style:name="Table155" style:family="table">
      <style:table-properties style:width="6.6861in" fo:margin-left="0in" table:align="left"/>
    </style:style>
    <style:style style:name="TableRow158" style:family="table-row">
      <style:table-row-properties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61" style:family="table-row">
      <style:table-row-properties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T163" style:parent-style-name="Основнойшрифтабзаца" style:family="text">
      <style:text-properties fo:language="en" fo:country="US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Standard" style:family="paragraph">
      <style:text-properties fo:language="en" fo:country="US"/>
    </style:style>
    <style:style style:name="TableRow166" style:family="table-row">
      <style:table-row-properties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Standard" style:family="paragraph">
      <style:text-properties fo:language="en" fo:country="US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Standard" style:family="paragraph">
      <style:text-properties fo:language="en" fo:country="US"/>
    </style:style>
    <style:style style:name="TableRow171" style:family="table-row">
      <style:table-row-properties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Standard" style:family="paragraph">
      <style:text-properties fo:language="en" fo:country="US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75" style:family="table-row">
      <style:table-row-properties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Standard" style:family="paragraph">
      <style:text-properties fo:language="en" fo:country="US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79" style:family="table-row">
      <style:table-row-properties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T181" style:parent-style-name="Основнойшрифтабзаца" style:family="text">
      <style:text-properties fo:language="en" fo:country="US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83" style:family="table-row">
      <style:table-row-properties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Standard" style:family="paragraph">
      <style:text-properties fo:language="en" fo:country="US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87" style:family="table-row">
      <style:table-row-properties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Standard" style:family="paragraph">
      <style:text-properties fo:language="en" fo:country="US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91" style:family="table-row">
      <style:table-row-properties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Standard" style:family="paragraph">
      <style:text-properties fo:language="en" fo:country="US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196" style:family="table-column">
      <style:table-column-properties style:column-width="3.343in"/>
    </style:style>
    <style:style style:name="TableColumn197" style:family="table-column">
      <style:table-column-properties style:column-width="3.343in"/>
    </style:style>
    <style:style style:name="Table195" style:family="table">
      <style:table-properties style:width="6.6861in" fo:margin-left="0in" table:align="left"/>
    </style:style>
    <style:style style:name="TableRow198" style:family="table-row">
      <style:table-row-properties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01" style:family="table-row">
      <style:table-row-properties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04" style:family="table-row">
      <style:table-row-properties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07" style:family="table-row">
      <style:table-row-properties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10" style:family="table-row">
      <style:table-row-properties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13" style:family="table-row">
      <style:table-row-properties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16" style:family="table-row">
      <style:table-row-properties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19" style:family="table-row">
      <style:table-row-properties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22" style:family="table-row">
      <style:table-row-properties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25" style:family="table-row">
      <style:table-row-properties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28" style:family="table-row">
      <style:table-row-properties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T231" style:parent-style-name="Основнойшрифтабзаца" style:family="text">
      <style:text-properties fo:language="en" fo:country="US"/>
    </style:style>
    <style:style style:name="T232" style:parent-style-name="Основнойшрифтабзаца" style:family="text">
      <style:text-properties fo:language="en" fo:country="US"/>
    </style:style>
    <style:style style:name="TableColumn234" style:family="table-column">
      <style:table-column-properties style:column-width="3.343in"/>
    </style:style>
    <style:style style:name="TableColumn235" style:family="table-column">
      <style:table-column-properties style:column-width="3.343in"/>
    </style:style>
    <style:style style:name="Table233" style:family="table">
      <style:table-properties style:width="6.6861in" fo:margin-left="0in" table:align="left"/>
    </style:style>
    <style:style style:name="TableRow236" style:family="table-row">
      <style:table-row-properties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T239" style:parent-style-name="Основнойшрифтабзаца" style:family="text">
      <style:text-properties fo:language="ru" fo:country="RU"/>
    </style:style>
    <style:style style:name="T240" style:parent-style-name="Основнойшрифтабзаца" style:family="text">
      <style:text-properties fo:language="ru" fo:country="RU"/>
    </style:style>
    <style:style style:name="T241" style:parent-style-name="Основнойшрифтабзаца" style:family="text">
      <style:text-properties fo:language="ru" fo:country="RU"/>
    </style:style>
    <style:style style:name="T242" style:parent-style-name="Основнойшрифтабзаца" style:family="text">
      <style:text-properties fo:language="ru" fo:country="RU"/>
    </style:style>
    <style:style style:name="T243" style:parent-style-name="Основнойшрифтабзаца" style:family="text">
      <style:text-properties style:text-position="sub 64.2%" fo:language="ru" fo:country="RU"/>
    </style:style>
    <style:style style:name="T244" style:parent-style-name="Основнойшрифтабзаца" style:family="text">
      <style:text-properties fo:language="ru" fo:country="RU"/>
    </style:style>
    <style:style style:name="T245" style:parent-style-name="Основнойшрифтабзаца" style:family="text">
      <style:text-properties fo:language="ru" fo:country="RU"/>
    </style:style>
    <style:style style:name="P246" style:parent-style-name="Обычный" style:family="paragraph">
      <style:text-properties fo:language="ru" fo:country="RU"/>
    </style:style>
    <style:style style:name="TableRow247" style:family="table-row">
      <style:table-row-properties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T250" style:parent-style-name="Основнойшрифтабзаца" style:family="text">
      <style:text-properties fo:language="ru" fo:country="RU"/>
    </style:style>
    <style:style style:name="T251" style:parent-style-name="Основнойшрифтабзаца" style:family="text">
      <style:text-properties fo:language="ru" fo:country="RU"/>
    </style:style>
    <style:style style:name="T252" style:parent-style-name="Основнойшрифтабзаца" style:family="text">
      <style:text-properties fo:language="ru" fo:country="RU"/>
    </style:style>
    <style:style style:name="P253" style:parent-style-name="Обычный" style:family="paragraph">
      <style:text-properties fo:language="ru" fo:country="RU"/>
    </style:style>
    <style:style style:name="TableRow254" style:family="table-row">
      <style:table-row-properties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T257" style:parent-style-name="Основнойшрифтабзаца" style:family="text">
      <style:text-properties fo:language="ru" fo:country="RU"/>
    </style:style>
    <style:style style:name="T258" style:parent-style-name="Основнойшрифтабзаца" style:family="text">
      <style:text-properties fo:language="ru" fo:country="RU"/>
    </style:style>
    <style:style style:name="T259" style:parent-style-name="Основнойшрифтабзаца" style:family="text">
      <style:text-properties fo:language="ru" fo:country="RU"/>
    </style:style>
    <style:style style:name="T260" style:parent-style-name="Основнойшрифтабзаца" style:family="text">
      <style:text-properties fo:language="ru" fo:country="RU"/>
    </style:style>
    <style:style style:name="T261" style:parent-style-name="Основнойшрифтабзаца" style:family="text">
      <style:text-properties fo:language="ru" fo:country="RU"/>
    </style:style>
    <style:style style:name="TableRow262" style:family="table-row">
      <style:table-row-properties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T265" style:parent-style-name="Основнойшрифтабзаца" style:family="text">
      <style:text-properties fo:language="ru" fo:country="RU"/>
    </style:style>
    <style:style style:name="T266" style:parent-style-name="Основнойшрифтабзаца" style:family="text">
      <style:text-properties fo:language="ru" fo:country="RU"/>
    </style:style>
    <style:style style:name="T267" style:parent-style-name="Основнойшрифтабзаца" style:family="text">
      <style:text-properties fo:language="ru" fo:country="RU"/>
    </style:style>
    <style:style style:name="T268" style:parent-style-name="Основнойшрифтабзаца" style:family="text">
      <style:text-properties fo:language="ru" fo:country="RU"/>
    </style:style>
    <style:style style:name="T269" style:parent-style-name="Основнойшрифтабзаца" style:family="text">
      <style:text-properties fo:language="ru" fo:country="RU"/>
    </style:style>
    <style:style style:name="P270" style:parent-style-name="Обычный" style:family="paragraph">
      <style:text-properties fo:language="ru" fo:country="RU"/>
    </style:style>
    <style:style style:name="TableRow271" style:family="table-row">
      <style:table-row-properties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T274" style:parent-style-name="Основнойшрифтабзаца" style:family="text">
      <style:text-properties fo:language="ru" fo:country="RU"/>
    </style:style>
    <style:style style:name="T275" style:parent-style-name="Основнойшрифтабзаца" style:family="text">
      <style:text-properties fo:language="ru" fo:country="RU"/>
    </style:style>
    <style:style style:name="T276" style:parent-style-name="Основнойшрифтабзаца" style:family="text">
      <style:text-properties fo:language="ru" fo:country="RU"/>
    </style:style>
    <style:style style:name="T277" style:parent-style-name="Основнойшрифтабзаца" style:family="text">
      <style:text-properties fo:language="ru" fo:country="RU"/>
    </style:style>
    <style:style style:name="T278" style:parent-style-name="Основнойшрифтабзаца" style:family="text">
      <style:text-properties fo:language="ru" fo:country="RU"/>
    </style:style>
    <style:style style:name="P279" style:parent-style-name="Обычный" style:family="paragraph">
      <style:text-properties fo:language="ru" fo:country="RU"/>
    </style:style>
    <style:style style:name="TableRow280" style:family="table-row">
      <style:table-row-properties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T283" style:parent-style-name="Основнойшрифтабзаца" style:family="text">
      <style:text-properties fo:language="ru" fo:country="RU"/>
    </style:style>
    <style:style style:name="T284" style:parent-style-name="Основнойшрифтабзаца" style:family="text">
      <style:text-properties fo:language="ru" fo:country="RU"/>
    </style:style>
    <style:style style:name="T285" style:parent-style-name="Основнойшрифтабзаца" style:family="text">
      <style:text-properties fo:language="ru" fo:country="RU"/>
    </style:style>
    <style:style style:name="P286" style:parent-style-name="Обычный" style:family="paragraph">
      <style:text-properties fo:language="ru" fo:country="RU"/>
    </style:style>
    <style:style style:name="TableRow287" style:family="table-row">
      <style:table-row-properties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T290" style:parent-style-name="Основнойшрифтабзаца" style:family="text">
      <style:text-properties fo:language="ru" fo:country="RU"/>
    </style:style>
    <style:style style:name="T291" style:parent-style-name="Основнойшрифтабзаца" style:family="text">
      <style:text-properties fo:language="ru" fo:country="RU"/>
    </style:style>
    <style:style style:name="T292" style:parent-style-name="Основнойшрифтабзаца" style:family="text">
      <style:text-properties fo:language="ru" fo:country="RU"/>
    </style:style>
    <style:style style:name="T293" style:parent-style-name="Основнойшрифтабзаца" style:family="text">
      <style:text-properties fo:language="ru" fo:country="RU"/>
    </style:style>
    <style:style style:name="T294" style:parent-style-name="Основнойшрифтабзаца" style:family="text">
      <style:text-properties fo:language="ru" fo:country="RU"/>
    </style:style>
    <style:style style:name="T295" style:parent-style-name="Основнойшрифтабзаца" style:family="text">
      <style:text-properties fo:language="ru" fo:country="RU"/>
    </style:style>
    <style:style style:name="T296" style:parent-style-name="Основнойшрифтабзаца" style:family="text">
      <style:text-properties fo:language="ru" fo:country="RU"/>
    </style:style>
    <style:style style:name="T297" style:parent-style-name="Основнойшрифтабзаца" style:family="text">
      <style:text-properties fo:language="ru" fo:country="RU"/>
    </style:style>
    <style:style style:name="T298" style:parent-style-name="Основнойшрифтабзаца" style:family="text">
      <style:text-properties fo:language="ru" fo:country="RU"/>
    </style:style>
    <style:style style:name="T299" style:parent-style-name="Основнойшрифтабзаца" style:family="text">
      <style:text-properties fo:language="ru" fo:country="RU"/>
    </style:style>
    <style:style style:name="P300" style:parent-style-name="Обычный" style:family="paragraph">
      <style:text-properties fo:language="ru" fo:country="RU"/>
    </style:style>
    <style:style style:name="TableRow301" style:family="table-row">
      <style:table-row-properties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T304" style:parent-style-name="Основнойшрифтабзаца" style:family="text">
      <style:text-properties fo:language="ru" fo:country="RU"/>
    </style:style>
    <style:style style:name="T305" style:parent-style-name="Основнойшрифтабзаца" style:family="text">
      <style:text-properties fo:language="ru" fo:country="RU"/>
    </style:style>
    <style:style style:name="T306" style:parent-style-name="Основнойшрифтабзаца" style:family="text">
      <style:text-properties fo:language="ru" fo:country="RU"/>
    </style:style>
    <style:style style:name="T307" style:parent-style-name="Основнойшрифтабзаца" style:family="text">
      <style:text-properties fo:language="ru" fo:country="RU"/>
    </style:style>
    <style:style style:name="T308" style:parent-style-name="Основнойшрифтабзаца" style:family="text">
      <style:text-properties fo:language="ru" fo:country="RU"/>
    </style:style>
    <style:style style:name="T309" style:parent-style-name="Основнойшрифтабзаца" style:family="text">
      <style:text-properties fo:language="ru" fo:country="RU"/>
    </style:style>
    <style:style style:name="T310" style:parent-style-name="Основнойшрифтабзаца" style:family="text">
      <style:text-properties fo:language="ru" fo:country="RU"/>
    </style:style>
    <style:style style:name="T311" style:parent-style-name="Основнойшрифтабзаца" style:family="text">
      <style:text-properties fo:language="ru" fo:country="RU"/>
    </style:style>
    <style:style style:name="T312" style:parent-style-name="Основнойшрифтабзаца" style:family="text">
      <style:text-properties fo:language="ru" fo:country="RU"/>
    </style:style>
    <style:style style:name="TableRow313" style:family="table-row">
      <style:table-row-properties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T316" style:parent-style-name="Основнойшрифтабзаца" style:family="text">
      <style:text-properties fo:language="ru" fo:country="RU"/>
    </style:style>
    <style:style style:name="T317" style:parent-style-name="Основнойшрифтабзаца" style:family="text">
      <style:text-properties fo:language="ru" fo:country="RU"/>
    </style:style>
    <style:style style:name="T318" style:parent-style-name="Основнойшрифтабзаца" style:family="text">
      <style:text-properties fo:language="ru" fo:country="RU"/>
    </style:style>
    <style:style style:name="T319" style:parent-style-name="Основнойшрифтабзаца" style:family="text">
      <style:text-properties fo:language="ru" fo:country="RU"/>
    </style:style>
    <style:style style:name="T320" style:parent-style-name="Основнойшрифтабзаца" style:family="text">
      <style:text-properties fo:language="ru" fo:country="RU"/>
    </style:style>
    <style:style style:name="T321" style:parent-style-name="Основнойшрифтабзаца" style:family="text">
      <style:text-properties fo:language="ru" fo:country="RU"/>
    </style:style>
    <style:style style:name="TableRow322" style:family="table-row">
      <style:table-row-properties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T325" style:parent-style-name="Основнойшрифтабзаца" style:family="text">
      <style:text-properties fo:language="ru" fo:country="RU"/>
    </style:style>
    <style:style style:name="T326" style:parent-style-name="Основнойшрифтабзаца" style:family="text">
      <style:text-properties fo:language="ru" fo:country="RU"/>
    </style:style>
    <style:style style:name="T327" style:parent-style-name="Основнойшрифтабзаца" style:family="text">
      <style:text-properties fo:language="ru" fo:country="RU"/>
    </style:style>
    <style:style style:name="T328" style:parent-style-name="Основнойшрифтабзаца" style:family="text">
      <style:text-properties fo:language="ru" fo:country="RU"/>
    </style:style>
    <style:style style:name="T329" style:parent-style-name="Основнойшрифтабзаца" style:family="text">
      <style:text-properties fo:language="ru" fo:country="RU"/>
    </style:style>
    <style:style style:name="T330" style:parent-style-name="Основнойшрифтабзаца" style:family="text">
      <style:text-properties fo:language="ru" fo:country="RU"/>
    </style:style>
    <style:style style:name="T331" style:parent-style-name="Основнойшрифтабзаца" style:family="text">
      <style:text-properties fo:language="ru" fo:country="RU"/>
    </style:style>
    <style:style style:name="T332" style:parent-style-name="Основнойшрифтабзаца" style:family="text">
      <style:text-properties fo:language="ru" fo:country="RU"/>
    </style:style>
    <style:style style:name="T333" style:parent-style-name="Основнойшрифтабзаца" style:family="text">
      <style:text-properties fo:language="ru" fo:country="RU"/>
    </style:style>
    <style:style style:name="T334" style:parent-style-name="Основнойшрифтабзаца" style:family="text">
      <style:text-properties fo:language="ru" fo:country="RU"/>
    </style:style>
    <style:style style:name="P335" style:parent-style-name="Обычный" style:family="paragraph">
      <style:text-properties fo:language="ru" fo:country="RU"/>
    </style:style>
    <style:style style:name="P336" style:parent-style-name="Обычный" style:family="paragraph">
      <style:text-properties fo:language="ru" fo:country="RU"/>
    </style:style>
    <style:style style:name="P337" style:parent-style-name="Обычный" style:family="paragraph">
      <style:text-properties fo:language="ru" fo:country="RU"/>
    </style:style>
  </office:automatic-styles>
  <office:body>
    <office:text text:use-soft-page-breaks="true">
      <text:h text:style-name="P1" text:outline-level="1">Отладка</text:h>
      <text:h text:style-name="Заголовок2" text:outline-level="2">Задание 1</text:h>
      <text:h text:style-name="Заголовок3" text:outline-level="3"><text:span text:style-name="T2">task</text:span>_01.<text:span text:style-name="T3">c</text:span></text:h>
      <text:p text:style-name="Обычный">Запустили gdb, вывели часть программы. Выявили, что за вычисления отвечает функция factorial, поэтому поставили точку останова на данную функцию<text:span text:style-name="T4">.<text:s/></text:span><text:span text:style-name="T5">Вывели фрагмент кода функции, увидели,</text:span><text:span text:style-name="T6"><text:s/>что цикл<text:s/></text:span>while<text:span text:style-name="T7"><text:s/></text:span><text:span text:style-name="T8">будет выполняться пока переменная<text:s/></text:span>n<text:span text:style-name="T9"><text:s/></text:span><text:span text:style-name="T10">не равна 0, причем<text:s/></text:span>n<text:span text:style-name="T11"><text:s/>уменьшается после проверки из-за этого при последней итерации цикла переменная<text:s/></text:span>result<text:span text:style-name="T12"><text:s/></text:span><text:span text:style-name="T13">умножается на 0</text:span><text:span text:style-name="T14">.<text:s/></text:span><text:span text:style-name="T15">Для проверки используем точку останова с условием<text:s/></text:span>n<text:span text:style-name="T16"><text:s/>= 1</text:span><text:span text:style-name="T17">.</text:span></text:p>
      <text:h text:style-name="Заголовок3" text:outline-level="3"><text:span text:style-name="T18">task</text:span>_02.<text:span text:style-name="T19">c</text:span></text:h>
      <text:p text:style-name="Обычный"><text:span text:style-name="T20">Запустили<text:s/></text:span>gdb<text:span text:style-name="T21">, включили режим<text:s/></text:span>tui<text:span text:style-name="T22">.<text:s/></text:span><text:span text:style-name="T23">Увидели, что<text:s/></text:span><text:span text:style-name="T24">цикл на строке 16 отвечает за заполнение массива, поставили тоску останова на строку 16. Цикл на 26 строке отвечает за вывод массива, поставили точку останова на строку 26</text:span><text:span text:style-name="T25">.<text:s/></text:span><text:span text:style-name="T26">Запустили программу, командной<text:s/></text:span>next<text:span text:style-name="T27"><text:s/></text:span><text:span text:style-name="T28">дошли до строки с заполнением массива. Заметили, что индекс массива это константное значение.</text:span><text:span text:style-name="T29"><text:s/></text:span><text:span text:style-name="T30">Перешли ко второй точке останова при помощи команды<text:s/></text:span>continue<text:span text:style-name="T31">. Заметили, что в цикле переменная<text:s/></text:span>i<text:span text:style-name="T32"><text:s/></text:span><text:span text:style-name="T33">начинается не с 0, а с 1.</text:span><text:span text:style-name="T34"><text:s/>Поставили точку останова на функцию<text:s/></text:span>get<text:span text:style-name="T35">_</text:span>average<text:span text:style-name="T36">.<text:s/></text:span><text:span text:style-name="T37">Выполнили пошаговое выполнение и заметили, что цикл никогда не будет выполняться, потому что условие цикла всегда будет ложно</text:span><text:span text:style-name="T38">.<text:s/></text:span><text:span text:style-name="T39">Поставили точку останова на функцию<text:s/></text:span>get<text:span text:style-name="T40">_</text:span>max<text:span text:style-name="T41">.<text:s/></text:span><text:span text:style-name="T42">Выполнили пошаговое выполнение и заметили, что в теле цикла сравнение выполнено для поиска минимума.</text:span></text:p>
      <text:h text:style-name="Заголовок3" text:outline-level="3"><text:span text:style-name="T43">task</text:span>_03.<text:span text:style-name="T44">c</text:span></text:h>
      <text:p text:style-name="Standard">Запустили<text:s/><text:span text:style-name="T45">gdb</text:span>,<text:s/>при помощи<text:s/><text:span text:style-name="T46">info</text:span><text:s/><text:span text:style-name="T47">function</text:span><text:s/>определили название функции для выполнения деления. Поставили точку останова на функцию<text:s/><text:span text:style-name="T48">div</text:span>.<text:s/>Заметили, что при втором запуске данной функции<text:s/>формальный аргумент<text:s/><text:span text:style-name="T49">b</text:span><text:s/>равен 0.</text:p>
      <text:h text:style-name="Заголовок3" text:outline-level="3">Ответы на вопросы</text:h>
      <text:list text:style-name="LFO17" text:continue-numbering="true">
        <text:list-item>
          <text:p text:style-name="P50">Для работы<text:s/><text:span text:style-name="T51">gdb</text:span><text:s/>нужно компилировать программу с ключом<text:s/>-<text:span text:style-name="T52">g</text:span>.<text:s/>Если собрать без этого ключа, то команда<text:s/><text:span text:style-name="T53">gdb</text:span><text:s/>&lt;исполняемый_фалй&gt;<text:s/>выполниться,<text:s/><text:span text:style-name="T54">gdb</text:span><text:s/>начнет работу, но будет предупреждение о том, что<text:s/><text:span text:style-name="T55">debugging</text:span><text:s/><text:span text:style-name="T56">symbols</text:span><text:s/>не найдены в исполняемом файле и при попытке запустить приложение появиться ошибка</text:p>
        </text:list-item>
        <text:list-item>
          <text:p text:style-name="P57">Команда<text:s/><text:span text:style-name="T58">gdb</text:span><text:s/>&lt;исполняемый_фалй&gt;<text:s/>запускает программу под отладчиком.<text:s/>Команда<text:s/><text:span text:style-name="T59">q</text:span><text:s/>или<text:s/><text:span text:style-name="T60">quit</text:span><text:s/>досрочно завершают работу отладчика</text:p>
        </text:list-item>
        <text:list-item>
          <text:p text:style-name="P61">Команда<text:s/><text:span text:style-name="T62">list</text:span><text:s/><text:span text:style-name="T63">N</text:span><text:s/>используется для вывода строк окружающих<text:s/><text:span text:style-name="T64">N</text:span>-ю строку, если<text:s/><text:span text:style-name="T65">N</text:span><text:s/>не указано, будет использоваться строка на которой в данный момент остановился отладчик</text:p>
        </text:list-item>
        <text:list-item>
          <text:p text:style-name="P66">Команда<text:s/><text:span text:style-name="T67">print</text:span><text:s/>&lt;имя_переменной&gt;<text:s/>выведет значение указанной переменной.<text:s/>Команда<text:s/><text:span text:style-name="T68">info</text:span><text:s/><text:span text:style-name="T69">local</text:span><text:s/>выведет значение всех переменных в области видимости. Команда<text:s/><text:span text:style-name="T70">info</text:span><text:s/><text:span text:style-name="T71">args</text:span><text:s/>выведет значение переменных используемых в качестве аргументов функции</text:p>
        </text:list-item>
        <text:list-item>
          <text:p text:style-name="P72">Команды<text:s/><text:span text:style-name="T73">next</text:span><text:s/>делает шаг, не заходят в функцию.<text:s/>Команда<text:s/><text:span text:style-name="T74">step</text:span>,<text:s/>делает шаг и заходит в функцию</text:p>
        </text:list-item>
        <text:list-item>
          <text:p text:style-name="P75">Команда<text:s/><text:span text:style-name="T76">bt</text:span><text:s/>выводит стек вызова, позволяя понять какие функции были вызваны<text:s/>для того чтобы попасть к точке останова.<text:s/></text:p>
        </text:list-item>
        <text:list-item>
          <text:p text:style-name="P77">Точки останова:<text:s/><text:span text:style-name="T78">break</text:span><text:s/>14<text:span text:style-name="T79"> </text:span>–<text:span text:style-name="T80"> </text:span>на строке 14,<text:s/><text:span text:style-name="T81">break</text:span><text:s/><text:span text:style-name="T82">main</text:span><text:s/>–<text:s/>на строке начал вызова функции<text:s/><text:span text:style-name="T83">main</text:span></text:p>
        </text:list-item>
        <text:list-item>
          <text:p text:style-name="P84">Временная точка останова – точка останова, которая сработает только один раз.<text:s/>Временная точка останова:<text:s/><text:span text:style-name="T85">tbreak</text:span><text:s/>14<text:span text:style-name="T86"> </text:span>–<text:span text:style-name="T87"> </text:span>на строке 14,<text:s/><text:span text:style-name="T88">tbreak</text:span><text:s/><text:span text:style-name="T89">main</text:span><text:s/>–<text:s/>на строке начал вызова функции<text:s/><text:span text:style-name="T90">main</text:span></text:p>
        </text:list-item>
        <text:list-item>
          <text:p text:style-name="P91">Для отключения<text:s/><text:span text:style-name="T92">disable</text:span><text:s/>&lt;номер&gt;,<text:s/>для включения<text:s/><text:span text:style-name="T93">enable</text:span><text:s/>&lt;номер&gt;,<text:s/>для пропуска<text:s/><text:span text:style-name="T94">N</text:span><text:s/>раз<text:s/><text:span text:style-name="T95">ignore</text:span><text:s/>&lt;номер&gt;<text:s/>&lt;<text:span text:style-name="T96">N</text:span>&gt;</text:p>
        </text:list-item>
        <text:list-item>
          <text:p text:style-name="P97">Создание точки останова с условием<text:s/><text:span text:style-name="T98">break</text:span><text:s/>&lt;позиция&gt;<text:s/><text:span text:style-name="T99">if</text:span><text:s/>&lt;условие&gt;.<text:s/>Для добавления существующей точке условия<text:s/><text:span text:style-name="T100">condition</text:span><text:s/>&lt;номер&gt; &lt;условие&gt;,<text:s/>если не указывать условие, то точка перестанет быть условной точкой останова</text:p>
        </text:list-item>
        <text:list-item>
          <text:p text:style-name="P101">Точки реагируют на изменения выражений, а точки останова устанавливаются на конкретные строки.<text:s/></text:p>
        </text:list-item>
        <text:list-item>
          <text:p text:style-name="P102">Функция принимает в качестве аргумента массив, и должна вернуть сумму положительных чисел, но вернула отрицательное значение. В данном примере удобно использовать точку наблюдения за переменной хранящей сумму положительных элементов массива.</text:p>
        </text:list-item>
        <text:list-item>
          <text:p text:style-name="P103">С посмощью<text:s/><text:span text:style-name="T104">x</text:span><text:s/>/<text:span text:style-name="T105">Nbx</text:span>, где<text:s/><text:span text:style-name="T106">N</text:span><text:s/>–<text:s/>количество байт.</text:p>
        </text:list-item>
      </text:list>
      <text:h text:style-name="Заголовок2" text:outline-level="2">Задание 2</text:h>
      <text:h text:style-name="P107" text:outline-level="3">Fedora 41, gcc 14.2.1</text:h>
      <table:table table:style-name="Table108">
        <table:table-columns>
          <table:table-column table:style-name="TableColumn109"/>
          <table:table-column table:style-name="TableColumn110"/>
        </table:table-columns>
        <table:table-row table:style-name="TableRow111">
          <table:table-cell table:style-name="TableCell112">
            <text:p text:style-name="Standard">Тип</text:p>
          </table:table-cell>
          <table:table-cell table:style-name="TableCell113">
            <text:p text:style-name="Standard">Размер, байты</text:p>
          </table:table-cell>
        </table:table-row>
        <table:table-row table:style-name="TableRow114">
          <table:table-cell table:style-name="TableCell115">
            <text:p text:style-name="Standard"><text:span text:style-name="T116">char</text:span></text:p>
          </table:table-cell>
          <table:table-cell table:style-name="TableCell117">
            <text:p text:style-name="P118">1</text:p>
          </table:table-cell>
        </table:table-row>
        <table:table-row table:style-name="TableRow119">
          <table:table-cell table:style-name="TableCell120">
            <text:p text:style-name="P121">int</text:p>
          </table:table-cell>
          <table:table-cell table:style-name="TableCell122">
            <text:p text:style-name="P123">4</text:p>
          </table:table-cell>
        </table:table-row>
        <table:table-row table:style-name="TableRow124">
          <table:table-cell table:style-name="TableCell125">
            <text:p text:style-name="P126">unsigned</text:p>
          </table:table-cell>
          <table:table-cell table:style-name="TableCell127">
            <text:p text:style-name="P128">4</text:p>
          </table:table-cell>
        </table:table-row>
        <table:table-row table:style-name="TableRow129">
          <table:table-cell table:style-name="TableCell130">
            <text:p text:style-name="P131">short int</text:p>
          </table:table-cell>
          <table:table-cell table:style-name="TableCell132">
            <text:p text:style-name="P133">2</text:p>
          </table:table-cell>
        </table:table-row>
        <table:table-row table:style-name="TableRow134">
          <table:table-cell table:style-name="TableCell135">
            <text:p text:style-name="Standard"><text:span text:style-name="T136">long int<text:s/></text:span></text:p>
          </table:table-cell>
          <table:table-cell table:style-name="TableCell137">
            <text:p text:style-name="P138">8</text:p>
          </table:table-cell>
        </table:table-row>
        <table:table-row table:style-name="TableRow139">
          <table:table-cell table:style-name="TableCell140">
            <text:p text:style-name="P141">long long</text:p>
          </table:table-cell>
          <table:table-cell table:style-name="TableCell142">
            <text:p text:style-name="P143">8</text:p>
          </table:table-cell>
        </table:table-row>
        <table:table-row table:style-name="TableRow144">
          <table:table-cell table:style-name="TableCell145">
            <text:p text:style-name="P146">int32_t</text:p>
          </table:table-cell>
          <table:table-cell table:style-name="TableCell147">
            <text:p text:style-name="P148">4</text:p>
          </table:table-cell>
        </table:table-row>
        <table:table-row table:style-name="TableRow149">
          <table:table-cell table:style-name="TableCell150">
            <text:p text:style-name="P151">int64_t</text:p>
          </table:table-cell>
          <table:table-cell table:style-name="TableCell152">
            <text:p text:style-name="P153">8</text:p>
          </table:table-cell>
        </table:table-row>
      </table:table>
      <text:h text:style-name="P154" text:outline-level="3">MacOS 15.3.1, gcc 14.2.0</text:h>
      <table:table table:style-name="Table155">
        <table:table-columns>
          <table:table-column table:style-name="TableColumn156"/>
          <table:table-column table:style-name="TableColumn157"/>
        </table:table-columns>
        <table:table-row table:style-name="TableRow158">
          <table:table-cell table:style-name="TableCell159">
            <text:p text:style-name="Standard">Тип</text:p>
          </table:table-cell>
          <table:table-cell table:style-name="TableCell160">
            <text:p text:style-name="Standard">Размер, байты</text:p>
          </table:table-cell>
        </table:table-row>
        <table:table-row table:style-name="TableRow161">
          <table:table-cell table:style-name="TableCell162">
            <text:p text:style-name="Standard"><text:span text:style-name="T163">char</text:span></text:p>
          </table:table-cell>
          <table:table-cell table:style-name="TableCell164">
            <text:p text:style-name="P165">1</text:p>
          </table:table-cell>
        </table:table-row>
        <table:table-row table:style-name="TableRow166">
          <table:table-cell table:style-name="TableCell167">
            <text:p text:style-name="P168">int</text:p>
          </table:table-cell>
          <table:table-cell table:style-name="TableCell169">
            <text:p text:style-name="P170">4</text:p>
          </table:table-cell>
        </table:table-row>
        <table:table-row table:style-name="TableRow171">
          <table:table-cell table:style-name="TableCell172">
            <text:p text:style-name="P173">unsigned</text:p>
          </table:table-cell>
          <table:table-cell table:style-name="TableCell174">
            <text:p text:style-name="Обычный">4</text:p>
          </table:table-cell>
        </table:table-row>
        <table:table-row table:style-name="TableRow175">
          <table:table-cell table:style-name="TableCell176">
            <text:p text:style-name="P177">short int</text:p>
          </table:table-cell>
          <table:table-cell table:style-name="TableCell178">
            <text:p text:style-name="Обычный">2</text:p>
          </table:table-cell>
        </table:table-row>
        <table:table-row table:style-name="TableRow179">
          <table:table-cell table:style-name="TableCell180">
            <text:p text:style-name="Standard"><text:span text:style-name="T181">long int<text:s/></text:span></text:p>
          </table:table-cell>
          <table:table-cell table:style-name="TableCell182">
            <text:p text:style-name="Обычный">8</text:p>
          </table:table-cell>
        </table:table-row>
        <table:table-row table:style-name="TableRow183">
          <table:table-cell table:style-name="TableCell184">
            <text:p text:style-name="P185">long long</text:p>
          </table:table-cell>
          <table:table-cell table:style-name="TableCell186">
            <text:p text:style-name="Обычный">8</text:p>
          </table:table-cell>
        </table:table-row>
        <table:table-row table:style-name="TableRow187">
          <table:table-cell table:style-name="TableCell188">
            <text:p text:style-name="P189">int32_t</text:p>
          </table:table-cell>
          <table:table-cell table:style-name="TableCell190">
            <text:p text:style-name="Обычный">4</text:p>
          </table:table-cell>
        </table:table-row>
        <table:table-row table:style-name="TableRow191">
          <table:table-cell table:style-name="TableCell192">
            <text:p text:style-name="P193">int64_t</text:p>
          </table:table-cell>
          <table:table-cell table:style-name="TableCell194">
            <text:p text:style-name="Обычный">8</text:p>
          </table:table-cell>
        </table:table-row>
      </table:table>
      <text:h text:style-name="Заголовок2" text:outline-level="2">Задание 3</text:h>
      <table:table table:style-name="Table195">
        <table:table-columns>
          <table:table-column table:style-name="TableColumn196"/>
          <table:table-column table:style-name="TableColumn197"/>
        </table:table-columns>
        <table:table-row table:style-name="TableRow198">
          <table:table-cell table:style-name="TableCell199">
            <text:p text:style-name="Обычный">Описание переменной</text:p>
          </table:table-cell>
          <table:table-cell table:style-name="TableCell200">
            <text:p text:style-name="Обычный">Представление в памяти</text:p>
          </table:table-cell>
        </table:table-row>
        <table:table-row table:style-name="TableRow201">
          <table:table-cell table:style-name="TableCell202">
            <text:p text:style-name="Обычный">char c1 = 'c';</text:p>
          </table:table-cell>
          <table:table-cell table:style-name="TableCell203">
            <text:p text:style-name="Обычный">0x63</text:p>
            <text:p text:style-name="Обычный"/>
          </table:table-cell>
        </table:table-row>
        <table:table-row table:style-name="TableRow204">
          <table:table-cell table:style-name="TableCell205">
            <text:p text:style-name="Обычный">char c2 = -100;</text:p>
          </table:table-cell>
          <table:table-cell table:style-name="TableCell206">
            <text:p text:style-name="Обычный">0x9c</text:p>
            <text:p text:style-name="Обычный"/>
          </table:table-cell>
        </table:table-row>
        <table:table-row table:style-name="TableRow207">
          <table:table-cell table:style-name="TableCell208">
            <text:p text:style-name="Обычный">int i1 = 21;</text:p>
          </table:table-cell>
          <table:table-cell table:style-name="TableCell209">
            <text:p text:style-name="Обычный">0x15 <text:s text:c="3"/>0x00 <text:s text:c="3"/>0x00 <text:s text:c="3"/>0x00</text:p>
          </table:table-cell>
        </table:table-row>
        <table:table-row table:style-name="TableRow210">
          <table:table-cell table:style-name="TableCell211">
            <text:p text:style-name="Обычный">int i2 = -93;</text:p>
          </table:table-cell>
          <table:table-cell table:style-name="TableCell212">
            <text:p text:style-name="Обычный">0xa3 <text:s text:c="3"/>0xff <text:s text:c="3"/>0xff <text:s text:c="3"/>0xff</text:p>
            <text:p text:style-name="Обычный"/>
          </table:table-cell>
        </table:table-row>
        <table:table-row table:style-name="TableRow213">
          <table:table-cell table:style-name="TableCell214">
            <text:p text:style-name="Обычный">unsigned u = 32;</text:p>
          </table:table-cell>
          <table:table-cell table:style-name="TableCell215">
            <text:p text:style-name="Обычный">0x20 <text:s text:c="3"/>0x00 <text:s text:c="3"/>0x00 <text:s text:c="3"/>0x00</text:p>
            <text:p text:style-name="Обычный"/>
          </table:table-cell>
        </table:table-row>
        <table:table-row table:style-name="TableRow216">
          <table:table-cell table:style-name="TableCell217">
            <text:p text:style-name="Обычный">short int si = 213;</text:p>
          </table:table-cell>
          <table:table-cell table:style-name="TableCell218">
            <text:p text:style-name="Обычный">0xd5 <text:s text:c="3"/>0x00</text:p>
            <text:p text:style-name="Обычный"/>
          </table:table-cell>
        </table:table-row>
        <table:table-row table:style-name="TableRow219">
          <table:table-cell table:style-name="TableCell220">
            <text:p text:style-name="Обычный">long int li = 23832;<text:s/></text:p>
          </table:table-cell>
          <table:table-cell table:style-name="TableCell221">
            <text:p text:style-name="Обычный">0x18 <text:s text:c="3"/>0x5d <text:s text:c="3"/>0x00 <text:s text:c="3"/>0x00 <text:s text:c="3"/>0x00 <text:s text:c="3"/>0x00 <text:s text:c="3"/>0x00 <text:s text:c="3"/>0x00</text:p>
            <text:p text:style-name="Обычный"/>
          </table:table-cell>
        </table:table-row>
        <table:table-row table:style-name="TableRow222">
          <table:table-cell table:style-name="TableCell223">
            <text:p text:style-name="Обычный">long long ll = 389284;</text:p>
          </table:table-cell>
          <table:table-cell table:style-name="TableCell224">
            <text:p text:style-name="Обычный">0xa4 <text:s text:c="3"/>0xf0 <text:s text:c="3"/>0x05 <text:s text:c="3"/>0x00 <text:s text:c="3"/>0x00 <text:s text:c="3"/>0x00 <text:s text:c="3"/>0x00 <text:s text:c="3"/>0x00</text:p>
          </table:table-cell>
        </table:table-row>
        <table:table-row table:style-name="TableRow225">
          <table:table-cell table:style-name="TableCell226">
            <text:p text:style-name="Обычный">int32_t i32 = 94032;</text:p>
          </table:table-cell>
          <table:table-cell table:style-name="TableCell227">
            <text:p text:style-name="Обычный">0x50 <text:s text:c="3"/>0x6f <text:s text:c="3"/>0x01 <text:s text:c="3"/>0x00</text:p>
          </table:table-cell>
        </table:table-row>
        <table:table-row table:style-name="TableRow228">
          <table:table-cell table:style-name="TableCell229">
            <text:p text:style-name="Обычный">int64_t i64 = 89283;</text:p>
          </table:table-cell>
          <table:table-cell table:style-name="TableCell230">
            <text:p text:style-name="Обычный">0xc3 <text:s text:c="3"/>0x5c <text:s text:c="3"/>0x01 <text:s text:c="3"/>0x00 <text:s text:c="3"/>0x00 <text:s text:c="3"/>0x00 <text:s text:c="3"/>0x00 <text:s text:c="3"/>0x00</text:p>
          </table:table-cell>
        </table:table-row>
      </table:table>
      <text:p text:style-name="Standard"/>
      <text:p text:style-name="Standard">Для записи используется<text:s/><text:span text:style-name="T231">Big</text:span>-<text:span text:style-name="T232">Endian</text:span>, поэтому первые байты заполнены, поэтому в приведенных небольших значениях первые байты заполнены, а последние остаются пустыми</text:p>
      <table:table table:style-name="Table233">
        <table:table-columns>
          <table:table-column table:style-name="TableColumn234"/>
          <table:table-column table:style-name="TableColumn235"/>
        </table:table-columns>
        <table:table-row table:style-name="TableRow236">
          <table:table-cell table:style-name="TableCell237">
            <text:p text:style-name="Обычный">char c1 = 'c';</text:p>
          </table:table-cell>
          <table:table-cell table:style-name="TableCell238">
            <text:p text:style-name="Обычный"><text:span text:style-name="T239">0</text:span>x<text:span text:style-name="T240">63<text:s/></text:span><text:span text:style-name="T241">=</text:span><text:span text:style-name="T242"><text:s/>99</text:span><text:span text:style-name="T243">10</text:span><text:span text:style-name="T244"><text:s/>– код символа “</text:span>c<text:span text:style-name="T245">” в<text:s/></text:span>Unicode</text:p>
            <text:p text:style-name="P246"/>
          </table:table-cell>
        </table:table-row>
        <table:table-row table:style-name="TableRow247">
          <table:table-cell table:style-name="TableCell248">
            <text:p text:style-name="Обычный">char c2 = -100;</text:p>
          </table:table-cell>
          <table:table-cell table:style-name="TableCell249">
            <text:p text:style-name="Обычный"><text:span text:style-name="T250">0</text:span>x<text:span text:style-name="T251">9</text:span>c<text:span text:style-name="T252"><text:s/>– побитовая инверсия числа 100, прибавление к первому биту 1</text:span></text:p>
            <text:p text:style-name="P253"/>
          </table:table-cell>
        </table:table-row>
        <table:table-row table:style-name="TableRow254">
          <table:table-cell table:style-name="TableCell255">
            <text:p text:style-name="Обычный">int i1 = 21;</text:p>
          </table:table-cell>
          <table:table-cell table:style-name="TableCell256">
            <text:p text:style-name="Обычный"><text:span text:style-name="T257">0</text:span>x<text:span text:style-name="T258">15 <text:s text:c="3"/>0</text:span>x<text:span text:style-name="T259">00 <text:s text:c="3"/>0</text:span>x<text:span text:style-name="T260">00 <text:s text:c="3"/>0</text:span>x<text:span text:style-name="T261">00 переводиться в 10-ю системы счисления как 21</text:span></text:p>
          </table:table-cell>
        </table:table-row>
        <table:table-row table:style-name="TableRow262">
          <table:table-cell table:style-name="TableCell263">
            <text:p text:style-name="Обычный">int i2 = -93;</text:p>
          </table:table-cell>
          <table:table-cell table:style-name="TableCell264">
            <text:p text:style-name="Обычный"><text:span text:style-name="T265">0</text:span>xa<text:span text:style-name="T266">3 <text:s text:c="3"/>0</text:span>xff<text:span text:style-name="T267"><text:s text:c="4"/>0</text:span>xff<text:span text:style-name="T268"><text:s text:c="4"/>0</text:span>xff<text:span text:style-name="T269"><text:s/>для числа 93 производиться инверсия каждого бита, после чего к первому биту прибавляется 1</text:span></text:p>
            <text:p text:style-name="P270"/>
          </table:table-cell>
        </table:table-row>
        <table:table-row table:style-name="TableRow271">
          <table:table-cell table:style-name="TableCell272">
            <text:p text:style-name="Обычный">unsigned u = 32;</text:p>
          </table:table-cell>
          <table:table-cell table:style-name="TableCell273">
            <text:p text:style-name="Обычный"><text:span text:style-name="T274">0</text:span>x<text:span text:style-name="T275">20 <text:s text:c="3"/>0</text:span>x<text:span text:style-name="T276">00 <text:s text:c="3"/>0</text:span>x<text:span text:style-name="T277">00 <text:s text:c="3"/>0</text:span>x<text:span text:style-name="T278">00 – 16-я запись числа 32, нет бита отвечающего за знак числа</text:span></text:p>
            <text:p text:style-name="P279"/>
          </table:table-cell>
        </table:table-row>
        <table:table-row table:style-name="TableRow280">
          <table:table-cell table:style-name="TableCell281">
            <text:p text:style-name="Обычный">short int si = 213;</text:p>
          </table:table-cell>
          <table:table-cell table:style-name="TableCell282">
            <text:p text:style-name="Обычный"><text:span text:style-name="T283">0</text:span>xd<text:span text:style-name="T284">5 <text:s text:c="3"/>0</text:span>x<text:span text:style-name="T285">00 – 16-я запись числа 213</text:span></text:p>
            <text:p text:style-name="P286"/>
          </table:table-cell>
        </table:table-row>
        <table:table-row table:style-name="TableRow287">
          <table:table-cell table:style-name="TableCell288">
            <text:p text:style-name="Обычный">long int li = 23832;<text:s/></text:p>
          </table:table-cell>
          <table:table-cell table:style-name="TableCell289">
            <text:p text:style-name="Обычный"><text:span text:style-name="T290">0</text:span>x<text:span text:style-name="T291">18 <text:s text:c="3"/>0</text:span>x<text:span text:style-name="T292">5</text:span>d<text:span text:style-name="T293"><text:s text:c="4"/>0</text:span>x<text:span text:style-name="T294">00 <text:s text:c="3"/>0</text:span>x<text:span text:style-name="T295">00 <text:s text:c="3"/>0</text:span>x<text:span text:style-name="T296">00 <text:s text:c="3"/>0</text:span>x<text:span text:style-name="T297">00 <text:s text:c="3"/>0</text:span>x<text:span text:style-name="T298">00 <text:s text:c="3"/>0</text:span>x<text:span text:style-name="T299">00 – целое число использующее 8 байт</text:span></text:p>
            <text:p text:style-name="P300"/>
          </table:table-cell>
        </table:table-row>
        <table:table-row table:style-name="TableRow301">
          <table:table-cell table:style-name="TableCell302">
            <text:p text:style-name="Обычный">long long ll = 389284;</text:p>
          </table:table-cell>
          <table:table-cell table:style-name="TableCell303">
            <text:p text:style-name="Обычный"><text:span text:style-name="T304">0</text:span>xa<text:span text:style-name="T305">4 <text:s text:c="3"/>0</text:span>xf<text:span text:style-name="T306">0 <text:s text:c="3"/>0</text:span>x<text:span text:style-name="T307">05 <text:s text:c="3"/>0</text:span>x<text:span text:style-name="T308">00 <text:s text:c="3"/>0</text:span>x<text:span text:style-name="T309">00 <text:s text:c="3"/>0</text:span>x<text:span text:style-name="T310">00 <text:s text:c="3"/>0</text:span>x<text:span text:style-name="T311">00 <text:s text:c="3"/>0</text:span>x<text:span text:style-name="T312">00 – целое беззнаковое число, использующее 8 байт</text:span></text:p>
          </table:table-cell>
        </table:table-row>
        <table:table-row table:style-name="TableRow313">
          <table:table-cell table:style-name="TableCell314">
            <text:p text:style-name="Обычный">int32_t i32 = 94032;</text:p>
          </table:table-cell>
          <table:table-cell table:style-name="TableCell315">
            <text:p text:style-name="Обычный"><text:span text:style-name="T316">0</text:span>x<text:span text:style-name="T317">50 <text:s text:c="3"/>0</text:span>x<text:span text:style-name="T318">6</text:span>f<text:span text:style-name="T319"><text:s text:c="4"/>0</text:span>x<text:span text:style-name="T320">01 <text:s text:c="3"/>0</text:span>x<text:span text:style-name="T321">00 – целое число использующее 32 / 8 = 4 байт памяти</text:span></text:p>
          </table:table-cell>
        </table:table-row>
        <table:table-row table:style-name="TableRow322">
          <table:table-cell table:style-name="TableCell323">
            <text:p text:style-name="Обычный">int64_t i64 = 89283;</text:p>
          </table:table-cell>
          <table:table-cell table:style-name="TableCell324">
            <text:p text:style-name="Обычный"><text:span text:style-name="T325">0</text:span>xc<text:span text:style-name="T326">3 <text:s text:c="3"/>0</text:span>x<text:span text:style-name="T327">5</text:span>c<text:span text:style-name="T328"><text:s text:c="4"/>0</text:span>x<text:span text:style-name="T329">01 <text:s text:c="3"/>0</text:span>x<text:span text:style-name="T330">00 <text:s text:c="3"/>0</text:span>x<text:span text:style-name="T331">00 <text:s text:c="3"/>0</text:span>x<text:span text:style-name="T332">00 <text:s text:c="3"/>0</text:span>x<text:span text:style-name="T333">00 0</text:span>x<text:span text:style-name="T334">00 </text:span></text:p>
            <text:p text:style-name="P335">целое число использующее 64 / 8 = 8 байт памяти</text:p>
          </table:table-cell>
        </table:table-row>
      </table:table>
      <text:p text:style-name="Standard"/>
      <text:h text:style-name="Заголовок2" text:outline-level="2">Задание 4</text:h>
      <text:p text:style-name="Standard">Массив в Си представлен в виде последовательности байт</text:p>
      <text:p text:style-name="Код">0x7fffffffd8f0: 0x01 <text:s text:c="3"/>0x00 <text:s text:c="3"/>0x00 <text:s text:c="3"/>0x00 <text:s text:c="3"/>0x02 <text:s text:c="3"/>0x00 <text:s text:c="3"/>0x00 <text:s text:c="3"/>0x00</text:p>
      <text:p text:style-name="Код">0x7fffffffd8f8: 0x03 <text:s text:c="3"/>0x00 <text:s text:c="3"/>0x00 <text:s text:c="3"/>0x00 <text:s text:c="3"/>0x04 <text:s text:c="3"/>0x00 <text:s text:c="3"/>0x00 <text:s text:c="3"/>0x00</text:p>
      <text:p text:style-name="Код">0x7fffffffd900: 0x05 <text:s text:c="3"/>0x00 <text:s text:c="3"/>0x00 <text:s text:c="3"/>0x00 <text:s text:c="3"/>0x06 <text:s text:c="3"/>0x00 <text:s text:c="3"/>0x00 <text:s text:c="3"/>0x00</text:p>
      <text:p text:style-name="Код">0x7fffffffd908: 0x07 <text:s text:c="3"/>0x00 <text:s text:c="3"/>0x00 <text:s text:c="3"/>0x00 <text:s text:c="3"/>0x08 <text:s text:c="3"/>0x00 <text:s text:c="3"/>0x00 <text:s text:c="3"/>0x00</text:p>
      <text:p text:style-name="Код">0x7fffffffd910: 0x09 <text:s text:c="3"/>0x00 <text:s text:c="3"/>0x00 <text:s text:c="3"/>0x00 <text:s text:c="3"/>0x0a <text:s text:c="3"/>0x00 <text:s text:c="3"/>0x00 <text:s text:c="3"/>0x00</text:p>
      <text:p text:style-name="P336"/>
      <text:p text:style-name="P337">При инициализации указателя на массив получаем</text:p>
      <text:p text:style-name="Код">(gdb) info local</text:p>
      <text:p text:style-name="Код">arr = {1, 2, 3, 4, 5, 6, 7, 8, 9, 10}</text:p>
      <text:p text:style-name="Код">pb = 0x7fffffffd8f0</text:p>
      <text:p text:style-name="Код">(gdb) x /4xb &amp;arr</text:p>
      <text:p text:style-name="Код">0x7fffffffd8f0: 0x01 <text:s text:c="3"/>0x00 <text:s text:c="3"/>0x00 <text:s text:c="3"/>0x00</text:p>
      <text:p text:style-name="Standard">После прибавления 1 к указателю</text:p>
      <text:p text:style-name="Код">(gdb) info local</text:p>
      <text:p text:style-name="Код">arr = {1, 2, 3, 4, 5, 6, 7, 8, 9, 10}</text:p>
      <text:p text:style-name="Код">pb = 0x7fffffffd8f4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F" svg:font-family="F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Noto Sans Devanagari" svg:font-family="Noto Sans Devanagari" style:font-family-generic="swiss" style:font-pitch="variable" svg:panose-1="2 11 5 2 4 5 4 2 2 4"/>
    <style:font-face style:name="Aptos Display" svg:font-family="Aptos Display" style:font-family-generic="swiss" style:font-pitch="variable" svg:panose-1="2 11 0 4 2 2 2 2 2 4"/>
    <style:font-face style:name="Andale Mono" svg:font-family="Andale Mono" style:font-family-generic="modern" style:font-pitch="fixed" svg:panose-1="2 11 5 9 0 0 0 0 0 4"/>
    <style:font-face style:name="Helvetica" svg:font-family="Helvetica" style:font-family-generic="system" style:font-pitch="variable" svg:panose-1="0 0 0 0 0 0 0 0 0 0"/>
    <style:font-face style:name="OpenSymbol" style:font-charset="x-symbol" svg:font-family="OpenSymbol" style:font-family-generic="system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>
        <style:background-fill draw:fill="solid"/>
      </style:paragraph-properties>
      <style:text-properties style:font-name="Aptos" style:font-name-asian="Aptos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keep-together="always" fo:text-align="center" fo:margin-top="0.25in" fo:margin-bottom="0.0555in"/>
      <style:text-properties style:font-name-asian="F" style:font-name-complex="F" fo:font-weight="bold" style:font-weight-asian="bold" fo:color="#000000" fo:font-size="18pt" style:font-size-asian="18pt" style:font-size-complex="20pt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-asian="F" style:font-name-complex="F" fo:font-weight="bold" style:font-weight-asian="bold" fo:color="#000000" fo:font-size="16pt" style:font-size-asian="16pt" style:font-size-complex="16pt" fo:hyphenate="false"/>
    </style:style>
    <style:style style:name="Заголовок3" style:display-name="Заголовок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F" style:font-name-complex="F" fo:font-weight="bold" style:font-weight-asian="bold" fo:color="#000000" style:font-size-complex="14pt" fo:hyphenate="false"/>
    </style:style>
    <style:style style:name="Заголовок4" style:display-name="Заголовок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F" style:font-name-complex="F" fo:font-style="italic" style:font-style-asian="italic" style:font-style-complex="italic" fo:color="#0F4761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F" style:font-name-complex="F" fo:color="#0F4761"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fo:keep-with-next="always" fo:keep-together="always" fo:margin-top="0.0277in"/>
      <style:text-properties style:font-name-asian="F" style:font-name-complex="F" fo:font-style="italic" style:font-style-asian="italic" style:font-style-complex="italic" fo:color="#595959" fo:hyphenate="false"/>
    </style:style>
    <style:style style:name="Заголовок7" style:display-name="Заголовок 7" style:family="paragraph" style:parent-style-name="Standard" style:next-style-name="Standard" style:default-outline-level="7">
      <style:paragraph-properties fo:keep-with-next="always" fo:keep-together="always" fo:margin-top="0.0277in"/>
      <style:text-properties style:font-name-asian="F" style:font-name-complex="F" fo:color="#595959" fo:hyphenate="false"/>
    </style:style>
    <style:style style:name="Заголовок8" style:display-name="Заголовок 8" style:family="paragraph" style:parent-style-name="Standard" style:next-style-name="Standard" style:default-outline-level="8">
      <style:paragraph-properties fo:keep-with-next="always" fo:keep-together="always"/>
      <style:text-properties style:font-name-asian="F" style:font-name-complex="F" fo:font-style="italic" style:font-style-asian="italic" style:font-style-complex="italic" fo:color="#272727" fo:hyphenate="false"/>
    </style:style>
    <style:style style:name="Заголовок9" style:display-name="Заголовок 9" style:family="paragraph" style:parent-style-name="Standard" style:next-style-name="Standard" style:default-outline-level="9">
      <style:paragraph-properties fo:keep-with-next="always" fo:keep-together="always"/>
      <style:text-properties style:font-name-asian="F" style:font-name-complex="F" fo:color="#272727" fo:hyphenate="false"/>
    </style:style>
    <style:style style:name="Обычный" style:display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font-size="14pt" style:font-size-asian="14pt" fo:language="en" fo:country="US"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text-align="justify"/>
      <style:text-properties style:font-name="Times New Roman" style:font-name-asian="Times New Roman" style:font-name-complex="Times New Roman"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Noto Sans Devanagari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Noto Sans Devanagari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Noto Sans Devanagari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" fo:font-size="12pt" style:font-size-asian="12pt" fo:hyphenate="false"/>
    </style:style>
    <style:style style:name="Заголовок" style:display-name="Заголовок" style:family="paragraph" style:parent-style-name="Standard" style:next-style-name="Standard">
      <style:paragraph-properties style:contextual-spacing="true" fo:margin-bottom="0.0555in"/>
      <style:text-properties style:font-name="Aptos Display" style:font-name-asian="F" style:font-name-complex="F" fo:letter-spacing="-0.0069in" fo:font-size="28pt" style:font-size-asian="28pt" style:font-size-complex="28pt" fo:hyphenate="false"/>
    </style:style>
    <style:style style:name="Подзаголовок" style:display-name="Подзаголовок" style:family="paragraph" style:parent-style-name="Standard" style:next-style-name="Standard">
      <style:paragraph-properties fo:margin-bottom="0.1111in"/>
      <style:text-properties style:font-name-asian="F" style:font-name-complex="F" fo:color="#595959" fo:letter-spacing="0.0104in" style:font-size-complex="14pt" fo:hyphenate="false"/>
    </style:style>
    <style:style style:name="Цитата2" style:display-name="Цитата 2" style:family="paragraph" style:parent-style-name="Standard" style:next-style-name="Standard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Абзацсписка" style:display-name="Абзац списка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Выделеннаяцитата" style:display-name="Выделенная цитата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Безинтервала" style:display-name="Без интервала" style:family="paragraph">
      <style:paragraph-properties fo:widows="2" fo:orphans="2"/>
      <style:text-properties style:font-name="Times New Roman" style:font-name-asian="Times New Roman" style:font-name-complex="Times New Roman" fo:font-size="14pt" style:font-size-asian="14pt" fo:hyphenate="false"/>
    </style:style>
    <style:style style:name="Код" style:display-name="Код" style:family="paragraph">
      <style:paragraph-properties fo:widows="2" fo:orphans="2" fo:border="0.0138in solid #000000" fo:padding-top="0.0138in" fo:padding-left="0.0555in" fo:padding-bottom="0.0138in" fo:padding-right="0.0555in" style:shadow="none"/>
      <style:text-properties style:font-name="Andale Mono" style:font-name-asian="F" fo:color="#000000" fo:font-size="14pt" style:font-size-asian="14pt" style:font-size-complex="16pt" fo:hyphenate="false"/>
    </style:style>
    <style:style style:name="p1" style:display-name="p1" style:family="paragraph" style:parent-style-name="Standard">
      <style:paragraph-properties fo:text-align="start"/>
      <style:text-properties style:font-name="Helvetica" fo:color="#000000" style:letter-kerning="false" fo:font-size="12pt" style:font-size-asian="12pt" style:language-asian="ru" style:country-asian="RU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F" style:font-name-complex="F" fo:font-weight="bold" style:font-weight-asian="bold" fo:color="#000000" fo:font-size="18pt" style:font-size-asian="18pt" style:font-size-complex="20pt"/>
    </style:style>
    <style:style style:name="Заголовок2Знак" style:display-name="Заголовок 2 Знак" style:family="text" style:parent-style-name="Основнойшрифтабзаца">
      <style:text-properties style:font-name="Times New Roman" style:font-name-asian="F" style:font-name-complex="F" fo:font-weight="bold" style:font-weight-asian="bold" fo:color="#000000" fo:font-size="16pt" style:font-size-asian="16pt" style:font-size-complex="16pt"/>
    </style:style>
    <style:style style:name="Заголовок3Знак" style:display-name="Заголовок 3 Знак" style:family="text" style:parent-style-name="Основнойшрифтабзаца">
      <style:text-properties style:font-name-asian="F" style:font-name-complex="F" fo:color="#0F4761" fo:font-size="14pt" style:font-size-asian="14pt" style:font-size-complex="14pt"/>
    </style:style>
    <style:style style:name="Заголовок4Знак" style:display-name="Заголовок 4 Знак" style:family="text" style:parent-style-name="Основнойшрифтабзаца">
      <style:text-properties style:font-name-asian="F" style:font-name-complex="F" fo:font-style="italic" style:font-style-asian="italic" style:font-style-complex="italic" fo:color="#0F4761"/>
    </style:style>
    <style:style style:name="Заголовок5Знак" style:display-name="Заголовок 5 Знак" style:family="text" style:parent-style-name="Основнойшрифтабзаца">
      <style:text-properties style:font-name-asian="F" style:font-name-complex="F" fo:color="#0F4761"/>
    </style:style>
    <style:style style:name="Заголовок6Знак" style:display-name="Заголовок 6 Знак" style:family="text" style:parent-style-name="Основнойшрифтабзаца">
      <style:text-properties style:font-name-asian="F" style:font-name-complex="F" fo:font-style="italic" style:font-style-asian="italic" style:font-style-complex="italic" fo:color="#595959"/>
    </style:style>
    <style:style style:name="Заголовок7Знак" style:display-name="Заголовок 7 Знак" style:family="text" style:parent-style-name="Основнойшрифтабзаца">
      <style:text-properties style:font-name-asian="F" style:font-name-complex="F" fo:color="#595959"/>
    </style:style>
    <style:style style:name="Заголовок8Знак" style:display-name="Заголовок 8 Знак" style:family="text" style:parent-style-name="Основнойшрифтабзаца">
      <style:text-properties style:font-name-asian="F" style:font-name-complex="F" fo:font-style="italic" style:font-style-asian="italic" style:font-style-complex="italic" fo:color="#272727"/>
    </style:style>
    <style:style style:name="Заголовок9Знак" style:display-name="Заголовок 9 Знак" style:family="text" style:parent-style-name="Основнойшрифтабзаца">
      <style:text-properties style:font-name-asian="F" style:font-name-complex="F" fo:color="#272727"/>
    </style:style>
    <style:style style:name="ЗаголовокЗнак" style:display-name="Заголовок Знак" style:family="text" style:parent-style-name="Основнойшрифтабзаца">
      <style:text-properties style:font-name="Aptos Display" style:font-name-asian="F" style:font-name-complex="F" fo:letter-spacing="-0.0069in" style:letter-kerning="true" fo:font-size="28pt" style:font-size-asian="28pt" style:font-size-complex="28pt"/>
    </style:style>
    <style:style style:name="ПодзаголовокЗнак" style:display-name="Подзаголовок Знак" style:family="text" style:parent-style-name="Основнойшрифтабзаца">
      <style:text-properties style:font-name-asian="F" style:font-name-complex="F" fo:color="#595959" fo:letter-spacing="0.0104in" fo:font-size="14pt" style:font-size-asian="14pt" style:font-size-complex="14pt"/>
    </style:style>
    <style:style style:name="Цитата2Знак" style:display-name="Цитата 2 Знак" style:family="text" style:parent-style-name="Основнойшрифтабзаца">
      <style:text-properties fo:font-style="italic" style:font-style-asian="italic" style:font-style-complex="italic" fo:color="#404040"/>
    </style:style>
    <style:style style:name="Сильноевыделение" style:display-name="Сильное выделение" style:family="text" style:parent-style-name="Основнойшрифтабзаца">
      <style:text-properties fo:font-style="italic" style:font-style-asian="italic" style:font-style-complex="italic" fo:color="#0F4761"/>
    </style:style>
    <style:style style:name="ВыделеннаяцитатаЗнак" style:display-name="Выделенная цитата Знак" style:family="text" style:parent-style-name="Основнойшрифтабзаца">
      <style:text-properties fo:font-style="italic" style:font-style-asian="italic" style:font-style-complex="italic" fo:color="#0F4761"/>
    </style:style>
    <style:style style:name="Сильнаяссылка" style:display-name="Сильная ссылка" style:family="text" style:parent-style-name="Основнойшрифтабзаца">
      <style:text-properties fo:font-weight="bold" style:font-weight-asian="bold" style:font-weight-complex="bold" fo:font-variant="small-caps" fo:color="#0F4761" fo:letter-spacing="0.0034in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/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/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/>
    <style:style style:name="ListLabel27" style:display-name="ListLabel 27" style:family="text"/>
    <style:style style:name="ListLabel28" style:display-name="ListLabel 28" style:family="text"/>
    <style:style style:name="ListLabel29" style:display-name="ListLabel 29" style:family="text"/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/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/>
    <style:style style:name="ListLabel36" style:display-name="ListLabel 36" style:family="text"/>
    <style:style style:name="ListLabel37" style:display-name="ListLabel 37" style:family="text"/>
    <style:style style:name="ListLabel38" style:display-name="ListLabel 38" style:family="text"/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/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/>
    <style:style style:name="ListLabel45" style:display-name="ListLabel 45" style:family="text"/>
    <style:style style:name="ListLabel46" style:display-name="ListLabel 46" style:family="text"/>
    <style:style style:name="ListLabel47" style:display-name="ListLabel 47" style:family="text"/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/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/>
    <style:style style:name="ListLabel54" style:display-name="ListLabel 54" style:family="text"/>
    <style:style style:name="ListLabel55" style:display-name="ListLabel 55" style:family="text"/>
    <style:style style:name="ListLabel56" style:display-name="ListLabel 56" style:family="text"/>
    <style:style style:name="ListLabel57" style:display-name="ListLabel 57" style:family="text"/>
    <style:style style:name="ListLabel58" style:display-name="ListLabel 58" style:family="text"/>
    <style:style style:name="ListLabel59" style:display-name="ListLabel 59" style:family="text"/>
    <style:style style:name="ListLabel60" style:display-name="ListLabel 60" style:family="text"/>
    <style:style style:name="ListLabel61" style:display-name="ListLabel 61" style:family="text"/>
    <style:style style:name="ListLabel62" style:display-name="ListLabel 62" style:family="text"/>
    <style:style style:name="ListLabel63" style:display-name="ListLabel 63" style:family="text"/>
    <style:style style:name="ListLabel64" style:display-name="ListLabel 64" style:family="text"/>
    <style:style style:name="ListLabel65" style:display-name="ListLabel 65" style:family="text"/>
    <style:style style:name="ListLabel66" style:display-name="ListLabel 66" style:family="text"/>
    <style:style style:name="ListLabel67" style:display-name="ListLabel 67" style:family="text"/>
    <style:style style:name="ListLabel68" style:display-name="ListLabel 68" style:family="text"/>
    <style:style style:name="ListLabel69" style:display-name="ListLabel 69" style:family="text"/>
    <style:style style:name="ListLabel70" style:display-name="ListLabel 70" style:family="text"/>
    <style:style style:name="ListLabel71" style:display-name="ListLabel 71" style:family="text"/>
    <style:style style:name="ListLabel72" style:display-name="ListLabel 72" style:family="text"/>
    <style:style style:name="ListLabel73" style:display-name="ListLabel 73" style:family="text"/>
    <style:style style:name="ListLabel74" style:display-name="ListLabel 74" style:family="text"/>
    <style:style style:name="ListLabel75" style:display-name="ListLabel 75" style:family="text"/>
    <style:style style:name="ListLabel76" style:display-name="ListLabel 76" style:family="text"/>
    <style:style style:name="ListLabel77" style:display-name="ListLabel 77" style:family="text"/>
    <style:style style:name="ListLabel78" style:display-name="ListLabel 78" style:family="text"/>
    <style:style style:name="ListLabel79" style:display-name="ListLabel 79" style:family="text"/>
    <style:style style:name="ListLabel80" style:display-name="ListLabel 80" style:family="text"/>
    <style:style style:name="ListLabel81" style:display-name="ListLabel 81" style:family="text"/>
    <style:style style:name="ListLabel82" style:display-name="ListLabel 82" style:family="text"/>
    <style:style style:name="ListLabel83" style:display-name="ListLabel 83" style:family="text"/>
    <style:style style:name="ListLabel84" style:display-name="ListLabel 84" style:family="text"/>
    <style:style style:name="ListLabel85" style:display-name="ListLabel 85" style:family="text"/>
    <style:style style:name="ListLabel86" style:display-name="ListLabel 86" style:family="text"/>
    <style:style style:name="ListLabel87" style:display-name="ListLabel 87" style:family="text"/>
    <style:style style:name="ListLabel88" style:display-name="ListLabel 88" style:family="text"/>
    <style:style style:name="ListLabel89" style:display-name="ListLabel 89" style:family="text"/>
    <style:style style:name="ListLabel90" style:display-name="ListLabel 90" style:family="text"/>
    <style:style style:name="ListLabel91" style:display-name="ListLabel 91" style:family="text"/>
    <style:style style:name="ListLabel92" style:display-name="ListLabel 92" style:family="text"/>
    <style:style style:name="ListLabel93" style:display-name="ListLabel 93" style:family="text"/>
    <style:style style:name="ListLabel94" style:display-name="ListLabel 94" style:family="text"/>
    <style:style style:name="ListLabel95" style:display-name="ListLabel 95" style:family="text"/>
    <style:style style:name="ListLabel96" style:display-name="ListLabel 96" style:family="text"/>
    <style:style style:name="ListLabel97" style:display-name="ListLabel 97" style:family="text"/>
    <style:style style:name="ListLabel98" style:display-name="ListLabel 98" style:family="text"/>
    <style:style style:name="ListLabel99" style:display-name="ListLabel 99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NoList" style:display-name="No List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" style:display-name="Стиль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2" style:display-name="Стиль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3" style:display-name="Стиль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number text:level="1" style:num-suffix="." style:num-list-format-name="NLF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1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list-format-name="NLF1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1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1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1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1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1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1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3" style:display-name="WWNum3">
      <text:list-level-style-number text:level="1" style:num-suffix=")" style:num-list-format-name="NLF2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list-format-name="NLF2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list-format-name="NLF2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list-format-name="NLF2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list-format-name="NLF2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list-format-name="NLF2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WWNum4" style:display-name="WWNum4">
      <text:list-level-style-number text:level="1" style:num-suffix="." style:num-list-format-name="NLF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1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list-format-name="NLF1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1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1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1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1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1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1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5" style:display-name="WWNum5">
      <text:list-level-style-number text:level="1" style:num-suffix="." style:num-list-format-name="NLF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1" style:num-format="1" text:display-levels="2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3" style:num-suffix="." style:num-list-format-name="NLF1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1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1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1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1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1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1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6" style:display-name="WWNum6">
      <text:list-level-style-number text:level="1" style:num-suffix="." style:num-list-format-name="NLF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1" style:num-format="1" text:display-levels="2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3" style:num-suffix="." style:num-list-format-name="NLF1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1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1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1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1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1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1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7" style:display-name="WWNum7">
      <text:list-level-style-number text:level="1" style:num-suffix="." style:num-list-format-name="NLF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1" style:num-format="1" text:display-levels="2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3" style:num-suffix="." style:num-list-format-name="NLF1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1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1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1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1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1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1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8" style:display-name="WWNum8">
      <text:list-level-style-number text:level="1" style:num-suffix="." style:num-list-format-name="NLF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1" style:num-format="1" text:display-levels="2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3" style:num-suffix="." style:num-list-format-name="NLF1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1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1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1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1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1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1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text:list-style style:name="WWNum9" style:display-name="WWNum9">
      <text:list-level-style-number text:level="1" style:num-suffix="." style:num-list-format-name="NLF3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3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list-format-name="NLF3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WWNum10" style:display-name="WWNum10">
      <text:list-level-style-number text:level="1" style:num-suffix="." style:num-list-format-name="NLF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1" style:num-format="1" text:display-levels="2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3" style:num-suffix="." style:num-list-format-name="NLF1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1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1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1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1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1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1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text:list-style style:name="WWNum11" style:display-name="WWNum11">
      <text:list-level-style-number text:level="1" style:num-suffix="." style:num-list-format-name="NLF3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3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list-format-name="NLF3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1%.%2%.</number:text>
      <number:num-list-label text:level="3"/>
      <number:text>%1%.%2%.%3%.</number:text>
      <number:num-list-label text:level="4"/>
      <number:text>%1%.%2%.%3%.%4%.</number:text>
      <number:num-list-label text:level="5"/>
      <number:text>%1%.%2%.%3%.%4%.%5%.</number:text>
      <number:num-list-label text:level="6"/>
      <number:text>%1%.%2%.%3%.%4%.%5%.%6%.</number:text>
      <number:num-list-label text:level="7"/>
      <number:text>%1%.%2%.%3%.%4%.%5%.%6%.%7%.</number:text>
      <number:num-list-label text:level="8"/>
      <number:text>%1%.%2%.%3%.%4%.%5%.%6%.%7%.%8%.</number:text>
      <number:num-list-label text:level="9"/>
      <number:text>%1%.%2%.%3%.%4%.%5%.%6%.%7%.%8%.%9%.</number:text>
    </number:num-list-format>
    <number:num-list-format style:name="NLF2">
      <number:num-list-label text:level="1"/>
      <number:text>%1%)</number:text>
      <number:num-list-label text:level="2"/>
      <number:text>%2%)</number:text>
      <number:num-list-label text:level="3"/>
      <number:text>%3%)</number:text>
      <number:num-list-label text:level="4"/>
      <number:text>(%4%)</number:text>
      <number:num-list-label text:level="5"/>
      <number:text>(%5%)</number:text>
      <number:num-list-label text:level="6"/>
      <number:text>(%6%)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3">
      <number:num-list-label text:level="1"/>
      <number:text>%1%.</number:text>
      <number:num-list-label text:level="2"/>
      <number:text>%1%.%2%.</number:text>
      <number:num-list-label text:level="3"/>
      <number:text>%3%)</number:text>
    </number:num-list-format>
    <style:page-layout style:name="PL0">
      <style:page-layout-properties fo:page-width="8.268in" fo:page-height="11.693in" style:print-orientation="portrait" fo:margin-top="0.7875in" fo:margin-left="1.1812in" fo:margin-bottom="0.7875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Dmitriy Dudyrev</meta:initial-creator>
    <dc:creator>Dmitriy Dudyrev</dc:creator>
    <meta:creation-date>2025-03-23T11:13:00Z</meta:creation-date>
    <dc:date>2025-03-23T11:13:00Z</dc:date>
    <meta:template xlink:href="Normal.dotm" xlink:type="simple"/>
    <meta:editing-cycles>2</meta:editing-cycles>
    <meta:editing-duration>PT0S</meta:editing-duration>
    <meta:user-defined meta:name="AppVersion">16.0000</meta:user-defined>
    <meta:document-statistic meta:page-count="4" meta:paragraph-count="12" meta:word-count="930" meta:character-count="6225" meta:row-count="44" meta:non-whitespace-character-count="5307"/>
  </office:meta>
</office:document-meta>
</file>